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90H51M30.757051S" calcext:value-type="time">
            <text:p>890:5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3H53M50.156S" calcext:value-type="time">
            <text:p>03:53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3H53M50.156S" calcext:value-type="time">
            <text:p>03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7:56:5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5T14:44:06.220000000</dc:date>
    <meta:editing-duration>P38DT21H34M59S</meta:editing-duration>
    <meta:editing-cycles>1032</meta:editing-cycles>
    <meta:generator>LibreOffice/7.2.6.2$Windows_X86_64 LibreOffice_project/b0ec3a565991f7569a5a7f5d24fed7f52653d754</meta:generator>
    <meta:document-statistic meta:table-count="2" meta:cell-count="1343" meta:object-count="0"/>
  </office:meta>
</office:document-meta>
</file>